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826cm" svg:height="0.962cm" svg:x="7.2cm" svg:y="2.7cm">
          <draw:text-box>
            <text:p>Browser</text:p>
          </draw:text-box>
        </draw:frame>
        <draw:frame draw:style-name="gr1" draw:layer="layout" svg:width="4.583cm" svg:height="0.962cm" svg:x="8cm" svg:y="6.9cm">
          <draw:text-box>
            <text:p>Load Balancer</text:p>
          </draw:text-box>
        </draw:frame>
        <draw:frame draw:style-name="gr1" draw:layer="layout" svg:width="1.7cm" svg:height="0.962cm" svg:x="9.7cm" svg:y="7.7cm">
          <draw:text-box>
            <text:p>ELB</text:p>
          </draw:text-box>
        </draw:frame>
        <draw:frame draw:style-name="gr1" draw:layer="layout" svg:width="3.838cm" svg:height="0.962cm" svg:x="5.488cm" svg:y="10.2cm">
          <draw:text-box>
            <text:p>Web Server</text:p>
          </draw:text-box>
        </draw:frame>
        <draw:frame draw:style-name="gr2" draw:layer="layout" svg:width="1.752cm" svg:height="0.962cm" svg:x="6.736cm" svg:y="11cm">
          <draw:text-box>
            <text:p>EC2<text:tab/></text:p>
          </draw:text-box>
        </draw:frame>
        <draw:frame draw:style-name="gr1" draw:layer="layout" svg:width="3.838cm" svg:height="0.962cm" svg:x="12.262cm" svg:y="10.101cm">
          <draw:text-box>
            <text:p>Web Server</text:p>
          </draw:text-box>
        </draw:frame>
        <draw:frame draw:style-name="gr2" draw:layer="layout" svg:width="1.752cm" svg:height="0.962cm" svg:x="13.51cm" svg:y="10.901cm">
          <draw:text-box>
            <text:p>EC2<text:tab/></text:p>
          </draw:text-box>
        </draw:frame>
        <draw:frame draw:style-name="gr1" draw:layer="layout" svg:width="2.559cm" svg:height="0.962cm" svg:x="9.488cm" svg:y="10cm">
          <draw:text-box>
            <text:p>….....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0:29:26.063000000</dc:date>
    <meta:editing-duration>PT26S</meta:editing-duration>
    <meta:editing-cycles>1</meta:editing-cycles>
    <meta:document-statistic meta:object-count="8"/>
    <meta:generator>LibreOffice/4.3.0.4$Windows_x86 LibreOffice_project/62ad5818884a2fc2e5780dd45466868d41009ec0</meta:generator>
  </office:meta>
</office:document-meta>
</file>